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iberation Sans" svg:font-family="'Liberation Sans'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12304"/>
    </style:style>
    <style:style style:name="P2" style:family="paragraph" style:parent-style-name="Text_20_body">
      <style:text-properties style:text-underline-style="none" officeooo:paragraph-rsid="00012304"/>
    </style:style>
    <style:style style:name="P3" style:family="paragraph" style:parent-style-name="Text_20_body">
      <style:text-properties style:text-underline-style="none" officeooo:paragraph-rsid="00019646"/>
    </style:style>
    <style:style style:name="P4" style:family="paragraph" style:parent-style-name="Text_20_body">
      <style:text-properties style:text-underline-style="none" officeooo:paragraph-rsid="00020661"/>
    </style:style>
    <style:style style:name="P5" style:family="paragraph" style:parent-style-name="Text_20_body">
      <style:text-properties style:text-underline-style="none" officeooo:paragraph-rsid="00028627"/>
    </style:style>
    <style:style style:name="P6" style:family="paragraph" style:parent-style-name="Text_20_body">
      <style:text-properties style:text-underline-style="none" officeooo:paragraph-rsid="00041f52"/>
    </style:style>
    <style:style style:name="P7" style:family="paragraph" style:parent-style-name="Text_20_body">
      <style:text-properties style:text-underline-style="none" officeooo:paragraph-rsid="00057418"/>
    </style:style>
    <style:style style:name="P8" style:family="paragraph" style:parent-style-name="Text_20_body">
      <style:text-properties style:text-underline-style="none" officeooo:paragraph-rsid="00060bd7"/>
    </style:style>
    <style:style style:name="P9" style:family="paragraph" style:parent-style-name="Text_20_body">
      <style:text-properties style:text-underline-style="none" officeooo:paragraph-rsid="00074e07"/>
    </style:style>
    <style:style style:name="P10" style:family="paragraph" style:parent-style-name="Text_20_body">
      <style:text-properties style:text-underline-style="none" officeooo:paragraph-rsid="0008b54e"/>
    </style:style>
    <style:style style:name="P11" style:family="paragraph" style:parent-style-name="Text_20_body">
      <style:text-properties style:text-underline-style="none" officeooo:paragraph-rsid="000a3ee6"/>
    </style:style>
    <style:style style:name="P12" style:family="paragraph" style:parent-style-name="Text_20_body">
      <style:text-properties officeooo:paragraph-rsid="00019646"/>
    </style:style>
    <style:style style:name="P13" style:family="paragraph" style:parent-style-name="Heading_20_2">
      <style:text-properties style:text-underline-style="none" officeooo:paragraph-rsid="00060bd7"/>
    </style:style>
    <style:style style:name="T1" style:family="text">
      <style:text-properties officeooo:rsid="00012304"/>
    </style:style>
    <style:style style:name="T2" style:family="text">
      <style:text-properties style:text-underline-style="solid" style:text-underline-width="auto" style:text-underline-color="font-color" officeooo:rsid="00012304"/>
    </style:style>
    <style:style style:name="T3" style:family="text">
      <style:text-properties style:text-underline-style="solid" style:text-underline-width="auto" style:text-underline-color="font-color" officeooo:rsid="00019646"/>
    </style:style>
    <style:style style:name="T4" style:family="text">
      <style:text-properties officeooo:rsid="00019646"/>
    </style:style>
    <style:style style:name="T5" style:family="text">
      <style:text-properties officeooo:rsid="00020661"/>
    </style:style>
    <style:style style:name="T6" style:family="text">
      <style:text-properties officeooo:rsid="00028627"/>
    </style:style>
    <style:style style:name="T7" style:family="text">
      <style:text-properties officeooo:rsid="00041f52"/>
    </style:style>
    <style:style style:name="T8" style:family="text">
      <style:text-properties officeooo:rsid="00057418"/>
    </style:style>
    <style:style style:name="T9" style:family="text">
      <style:text-properties officeooo:rsid="00060bd7"/>
    </style:style>
    <style:style style:name="T10" style:family="text">
      <style:text-properties officeooo:rsid="00074e07"/>
    </style:style>
    <style:style style:name="T11" style:family="text">
      <style:text-properties officeooo:rsid="0008b54e"/>
    </style:style>
    <style:style style:name="T12" style:family="text">
      <style:text-properties officeooo:rsid="000a3ee6"/>
    </style:style>
    <style:style style:name="T13" style:family="text">
      <style:text-properties officeooo:rsid="000a529a"/>
    </style:style>
    <style:style style:name="T14" style:family="text">
      <style:text-properties officeooo:rsid="000aa45b"/>
    </style:style>
    <style:style style:name="T15" style:family="text">
      <style:text-properties officeooo:rsid="000b5a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Functional requirements for pyspread base framework</text:span></text:h>
      <text:h text:style-name="Heading_20_1" text:outline-level="1"><text:span text:style-name="T1">Layer 1: Key-value store</text:span></text:h>
      <text:p text:style-name="P1"><text:span text:style-name="T1">Persistent or non-presistent storage that has dict like interface.</text:span></text:p>
      <text:p text:style-name="P1"><text:span text:style-name="T1">Keys and values can be at least strings, better hashable objects.</text:span></text:p>
      <text:p text:style-name="P2"><text:span text:style-name="T1">Realized in: UserDict.IterableUserDict (Python library)</text:span></text:p>
      <text:h text:style-name="Heading_20_1" text:outline-level="1"><text:span text:style-name="T1">Layer 2</text:span><text:span text:style-name="T4">a</text:span><text:span text:style-name="T1">: Grid </text:span><text:span text:style-name="T4">cell content</text:span><text:span text:style-name="T1"> store</text:span></text:h>
      <text:p text:style-name="P1"><text:span text:style-name="T1">Stores an n-dim grid in </text:span><text:span text:style-name="T4">l</text:span><text:span text:style-name="T1">ayer 1</text:span></text:p>
      <text:p text:style-name="P1"><text:span text:style-name="T1">Access via n-dim keys in __getitem__ and __setitem__ (no slices)</text:span></text:p>
      <text:p text:style-name="P2"><text:span text:style-name="T1">Realized in: _data_array.py → DictGrid (still limited to 3 dimensions)</text:span></text:p>
      <text:h text:style-name="Heading_20_1" text:outline-level="1"><text:span text:style-name="T4">Layer 2b: Grid cell attribute store</text:span></text:h>
      <text:p text:style-name="P3"><text:span text:style-name="T4">Stores cell attributes in layer 1.</text:span></text:p>
      <text:p text:style-name="P3"><text:span text:style-name="T4">Cell attributes shall stored in an ordered list of tuples. In each tuple, the first item is a slice of cells and the second item is an attribute object. </text:span></text:p>
      <text:p text:style-name="P3"><text:span text:style-name="T4">Write access: Slice based attribute changes</text:span></text:p>
      <text:p text:style-name="P3"><text:span text:style-name="T4">Read access: Returns cell attribute object for a given cell key (no slices)</text:span></text:p>
      <text:p text:style-name="P3"><text:span text:style-name="T4">Not yet realized. Currently attributes are stored as attributes of each cells code string, which is a bad hack.</text:span></text:p>
      <text:h text:style-name="Heading_20_1" text:outline-level="1"><text:span text:style-name="T8">Layer 2c: Macro store</text:span></text:h>
      <text:p text:style-name="P7"><text:span text:style-name="T8">Stores macro string.</text:span></text:p>
      <text:p text:style-name="P7"><text:span text:style-name="T8">Realized in </text:span><text:span text:style-name="T1">_data_array.py → DataArray (coupled with other functionality = BAD)</text:span></text:p>
      <text:h text:style-name="Heading_20_1" text:outline-level="1"><text:span text:style-name="T12">Layer 2d: Undo </text:span><text:span text:style-name="T13">&amp; </text:span><text:span text:style-name="T12">Redo </text:span><text:span text:style-name="T14">store and functionality</text:span></text:h>
      <text:p text:style-name="P11"><text:span text:style-name="T12">Adds undo and redo functions for all operations on Layer 2 level</text:span></text:p>
      <text:p text:style-name="P11"><text:span text:style-name="T12">Realized in: _data_array.py → UnRedo </text:span><text:span text:style-name="T15">(no persistent storage though)</text:span></text:p>
      <text:h text:style-name="Heading_20_1" text:outline-level="1"><text:span text:style-name="T1">Layer 3a: Sliceable grid store</text:span></text:h>
      <text:p text:style-name="P1"><text:span text:style-name="T1">Allows slice access to level 2</text:span><text:span text:style-name="T4">a and 2b</text:span><text:span text:style-name="T1"> grids </text:span><text:span text:style-name="T4">(2b reading only)</text:span></text:p>
      <text:p text:style-name="P2"><text:span text:style-name="T1">Realized in: _data_array.py → DataArray (coupled with other functionality = BAD)</text:span></text:p>
      <text:h text:style-name="Heading_20_2" text:outline-level="2"><text:span text:style-name="T1">Helper function: Slice generation</text:span></text:h>
      <text:p text:style-name="P1"><text:span text:style-name="T1">Generates keys for given slice</text:span></text:p>
      <text:p text:style-name="P5"><text:soft-page-break/><text:span text:style-name="T4">There has to be an efficient implementation of __contains__ </text:span><text:span text:style-name="T6">for the generator, which is not implemented, yet.</text:span></text:p>
      <text:p text:style-name="P1"><text:span text:style-name="T1">Input: slice, length of dimension</text:span></text:p>
      <text:p text:style-name="P1"><text:span text:style-name="T1">Output: Generator of keys</text:span></text:p>
      <text:p text:style-name="P12"><text:span text:style-name="T1">Realized in: irange.py </text:span><text:span text:style-name="T4">→ slice_range</text:span></text:p>
      <text:h text:style-name="Heading_20_1" text:outline-level="1"><text:span text:style-name="T1">Layer 3b: 1 to n-1 dimensional operations</text:span></text:h>
      <text:p text:style-name="P2"><text:span text:style-name="T1">Allows insertion and deletion of cells in </text:span><text:span text:style-name="T4">layer 2a grid</text:span><text:span text:style-name="T1"> along one or multiple axes.</text:span></text:p>
      <text:p text:style-name="P3"><text:span text:style-name="T4">Input: Axes, Number to insert or delete</text:span></text:p>
      <text:p text:style-name="P3"><text:span text:style-name="T4">Realized in _grid_controller.py GridManipulationMixin → Layer too high, only 1 dim operations</text:span></text:p>
      <text:h text:style-name="Heading_20_1" text:outline-level="1"><text:span text:style-name="T6">Layer 3c: External spreadsheet-like access to grid store</text:span></text:h>
      <text:p text:style-name="P6"><text:span text:style-name="T7">Allows indexing in __getitem__ and __setitem__ via “A1” etc. Mixes properly in with 3a.</text:span></text:p>
      <text:p text:style-name="P7"><text:span text:style-name="T8">Not yet realized.</text:span></text:p>
      <text:h text:style-name="Heading_20_1" text:outline-level="1"><text:span text:style-name="T5">Layer 4: Code execution</text:span></text:h>
      <text:p text:style-name="P4"><text:span text:style-name="T5">Provides result of code execution on __getitem__ while maintaining __setitem__ in layer 3 grid. This shall be the “S” object that is accessed from within the cells.</text:span></text:p>
      <text:p text:style-name="P9"><text:span text:style-name="T10">Cycles have to be detected (basic but robust implementation present)</text:span></text:p>
      <text:p text:style-name="P10"><text:span text:style-name="T11">X, Y, Z have to be present.</text:span></text:p>
      <text:p text:style-name="P10"><text:span text:style-name="T11">Code execution has to be abortable (MISSING)</text:span></text:p>
      <text:p text:style-name="P4"><text:span text:style-name="T1">Realized in: _data_array.py → DataArray (coupled with other functionality = BAD)</text:span></text:p>
      <text:h text:style-name="P13" text:outline-level="2"><text:span text:style-name="T1">Helper function: </text:span><text:span text:style-name="T10">C</text:span><text:span text:style-name="T9">ycle detection</text:span></text:h>
      <text:p text:style-name="P8"><text:span text:style-name="T1">Realized in: _data_array.py → DataArray (coupled with other functionality = BAD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iberation Sans" svg:font-family="'Liberation Sans'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2mm" style:writing-mode="page"/>
      <style:text-properties style:use-window-font-color="true" style:font-name="Arial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5T17:28:43</meta:creation-date>
    <dc:date>2011-04-15T18:25:39</dc:date>
    <meta:editing-duration>PT00H41M25S</meta:editing-duration>
    <meta:editing-cycles>12</meta:editing-cycles>
    <meta:generator>OpenOffice.org/3.2$Linux OpenOffice.org_project/320m19$Build-9505</meta:generator>
    <meta:document-statistic meta:table-count="0" meta:image-count="0" meta:object-count="0" meta:page-count="2" meta:paragraph-count="45" meta:word-count="411" meta:character-count="2578"/>
  </office:meta>
</office:document-meta>
</file>